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dobe Garamond Pro" officeooo:rsid="00080e5b" officeooo:paragraph-rsid="00080e5b"/>
    </style:style>
    <style:style style:name="P2" style:family="paragraph" style:parent-style-name="Standard">
      <style:paragraph-properties fo:text-align="justify" style:justify-single-word="false"/>
      <style:text-properties style:font-name="Adobe Garamond Pro" officeooo:rsid="00081376" officeooo:paragraph-rsid="00081376"/>
    </style:style>
    <style:style style:name="P3" style:family="paragraph" style:parent-style-name="Standard">
      <style:paragraph-properties fo:text-align="justify" style:justify-single-word="false"/>
      <style:text-properties style:font-name="Adobe Garamond Pro" officeooo:rsid="00084f78" officeooo:paragraph-rsid="00084f78"/>
    </style:style>
    <style:style style:name="P4" style:family="paragraph" style:parent-style-name="Standard">
      <style:paragraph-properties fo:text-align="justify" style:justify-single-word="false"/>
      <style:text-properties style:font-name="Adobe Garamond Pro" officeooo:rsid="0008ad45" officeooo:paragraph-rsid="0008ad45"/>
    </style:style>
    <style:style style:name="P5" style:family="paragraph" style:parent-style-name="Standard">
      <style:paragraph-properties fo:text-align="justify" style:justify-single-word="false"/>
      <style:text-properties style:font-name="Adobe Garamond Pro" officeooo:rsid="000aa866" officeooo:paragraph-rsid="0008ad45"/>
    </style:style>
    <style:style style:name="P6" style:family="paragraph" style:parent-style-name="Standard">
      <style:paragraph-properties fo:text-align="justify" style:justify-single-word="false"/>
      <style:text-properties style:font-name="Adobe Garamond Pro" officeooo:rsid="000aa866" officeooo:paragraph-rsid="000aa866"/>
    </style:style>
    <style:style style:name="P7" style:family="paragraph" style:parent-style-name="Standard">
      <style:paragraph-properties fo:text-align="justify" style:justify-single-word="false"/>
      <style:text-properties style:font-name="Adobe Garamond Pro" officeooo:rsid="000c58dd" officeooo:paragraph-rsid="000c58dd"/>
    </style:style>
    <style:style style:name="P8" style:family="paragraph" style:parent-style-name="Standard">
      <style:paragraph-properties fo:text-align="justify" style:justify-single-word="false"/>
      <style:text-properties style:font-name="Adobe Garamond Pro" officeooo:rsid="000d0795" officeooo:paragraph-rsid="000d0795"/>
    </style:style>
    <style:style style:name="P9" style:family="paragraph" style:parent-style-name="Standard">
      <style:paragraph-properties fo:text-align="justify" style:justify-single-word="false"/>
      <style:text-properties style:font-name="Adobe Garamond Pro" officeooo:rsid="000ddd54" officeooo:paragraph-rsid="000ddd54"/>
    </style:style>
    <style:style style:name="P10" style:family="paragraph" style:parent-style-name="Standard">
      <style:paragraph-properties fo:text-align="justify" style:justify-single-word="false"/>
      <style:text-properties style:font-name="Adobe Garamond Pro" officeooo:rsid="000d0795" officeooo:paragraph-rsid="000d0795"/>
    </style:style>
    <style:style style:name="P11" style:family="paragraph" style:parent-style-name="Standard">
      <style:paragraph-properties fo:text-align="justify" style:justify-single-word="false"/>
      <style:text-properties style:font-name="Adobe Garamond Pro" officeooo:rsid="000ea75d" officeooo:paragraph-rsid="000ea75d"/>
    </style:style>
    <style:style style:name="P12" style:family="paragraph" style:parent-style-name="Standard">
      <style:paragraph-properties fo:text-align="justify" style:justify-single-word="false"/>
      <style:text-properties style:font-name="Adobe Garamond Pro" officeooo:rsid="000fa33a" officeooo:paragraph-rsid="000fa33a"/>
    </style:style>
    <style:style style:name="P13" style:family="paragraph" style:parent-style-name="Standard">
      <style:paragraph-properties fo:text-align="justify" style:justify-single-word="false"/>
      <style:text-properties style:font-name="Adobe Garamond Pro" officeooo:rsid="000fa33a" officeooo:paragraph-rsid="000fe676"/>
    </style:style>
    <style:style style:name="P14" style:family="paragraph" style:parent-style-name="Standard">
      <style:paragraph-properties fo:text-align="justify" style:justify-single-word="false"/>
      <style:text-properties style:font-name="Adobe Garamond Pro" officeooo:rsid="000fa33a" officeooo:paragraph-rsid="0010c251"/>
    </style:style>
    <style:style style:name="T1" style:family="text">
      <style:text-properties officeooo:rsid="00081376"/>
    </style:style>
    <style:style style:name="T2" style:family="text">
      <style:text-properties officeooo:rsid="00084f78"/>
    </style:style>
    <style:style style:name="T3" style:family="text">
      <style:text-properties officeooo:rsid="0008ad45"/>
    </style:style>
    <style:style style:name="T4" style:family="text">
      <style:text-properties officeooo:rsid="000aa866"/>
    </style:style>
    <style:style style:name="T5" style:family="text">
      <style:text-properties officeooo:rsid="000bae23"/>
    </style:style>
    <style:style style:name="T6" style:family="text">
      <style:text-properties officeooo:rsid="000d0795"/>
    </style:style>
    <style:style style:name="T7" style:family="text">
      <style:text-properties officeooo:rsid="000fa33a"/>
    </style:style>
    <style:style style:name="T8" style:family="text">
      <style:text-properties officeooo:rsid="000fe676"/>
    </style:style>
    <style:style style:name="T9" style:family="text">
      <style:text-properties officeooo:rsid="0010c2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 lieux, des idées </text:p>
      <text:p text:style-name="P1"/>
      <text:p text:style-name="P1">L'Hordeaux est le lieu de vie de la meute de Lalouve, de ses fileurs et fileuses. L'Hordeaux a connu plusieurs vie, plusieurs strates. C'est un ancien <text:span text:style-name="T2">atelier de tisserands.</text:span> <text:span text:style-name="T2">Il y a, au détour d'un couloir, de vieilles machines endormies. </text:span>À flan de colline, sur une zone humide aujourd'hui bétonnée. Le <text:span text:style-name="T2">canut</text:span> est entouré d'habitations de récupérations, d'habitations à l'intérieur d'anciennes habitations. De tours vidées, de tours surpeuplées. Décombres et densité. Partout le béton.</text:p>
      <text:p text:style-name="P1">L'Hordeaux peut accueillir plusieurs <text:span text:style-name="T1">centaines de militants.</text:span></text:p>
      <text:p text:style-name="P2">Il y a la grande salle et ses tables de chêne usées, attenante à la cuisine, <text:span text:style-name="T3">dite « Aux trois sœurs »</text:span>. <text:s/></text:p>
      <text:p text:style-name="P2">Il y a la bibliothèque. Piles de livres, de brochures, de clés usb, d'archives rar oubliées. Murmures.</text:p>
      <text:p text:style-name="P1">Il y a l'atelier où l'on s'agite, où l'on monte, où l'on répare, grand hangar avec ses couveuses pour ours polaires <text:span text:style-name="T5">et yacks dont on tissait la laine</text:span>. Il ne reste que les traces de griffes et les griffes seules. Fossile. </text:p>
      <text:p text:style-name="P2">Il y a les dortoirs, mixtes, hommes, femmes &amp; queers. </text:p>
      <text:p text:style-name="P2">Il y a la cour, nimbée de fumées de lacrymo. </text:p>
      <text:p text:style-name="P2">Il y a la tour de radio, d'où l'on transmet les messages, d'où l'on voit la ville et ses toitures, d'où l'on voit, menaçant, le bois d'Ormance. <text:s/></text:p>
      <text:p text:style-name="P2"/>
      <text:p text:style-name="P3">À l'entrée de l'Hordeaux, dans le prolongement du boulevard … il y a la Vigie où l'on accroche les restes de drones. <text:s/></text:p>
      <text:p text:style-name="P3"/>
      <text:p text:style-name="P4">4 lieux de vies se font les relais de la lutte. Ils sont étroitement surveillés par les flics.</text:p>
      <text:p text:style-name="P4"/>
      <text:p text:style-name="P4">Les Marges n'ont pas donné de signe de vie depuis longtemps.</text:p>
      <text:p text:style-name="P4"/>
      <text:p text:style-name="P4">Le cercueil <text:span text:style-name="T4">de béton </text:span>marque l'entrée de la pile nucléaire et du site de valorisation des déchets.</text:p>
      <text:p text:style-name="P4"/>
      <text:p text:style-name="P5">Merle et Lalouve rentre de détention au début de notre histoire. Elles sont libérées après avoir résisté en cellule avec un groupe de détenue pendant deux jours. Elles avaient été raflées lors de la précédente manif. Leur rentrée à l'Hordeaux est une fête. </text:p>
      <text:p text:style-name="P6">Mais lors de la manif suivante, la plus forte depuis la réouverture des réacteurs jumeaux, Lalouve est tuée, par « accident » et Merle emprisonnée. Un algorithme juridique calcule la dette qu'elle a fait coûter à la société et la condamne à la rembourser par le travail. Devenez entrepreneur de votre réinsertion. Plus dans un lieux de privation de libertés non mais dans un centre de ré-éducation par l'entreprise ( ??? provisoire). Il s'agit de l'une des deux cheminées de la centrale qui est en fait un formidable complexe carcérale. Là avec d'autres ré-inséré.e.s elle participe jour et nuit à du taging de rêves et de mémoires <text:s/>captés par la centrale, pour faire une analyse automatique ( enfin elle ne sait pas bien le but de tout cela ). Elle suit jour et nuit le fil d'une trame mémorielle qui n'est pas la sienne. <text:span text:style-name="T5">Et ce lit peut à peut avec elle, la fait grandir comme une petite voix poétique à la l'intérieure d'elle et de ces camarades de détention. La voix est une créature interne qui se mêle à Ny. Cette voix a un rapport avec le bourdon que Lalouve avait capté au tout début de l'histoire et dont elle a cherché à trouver la trace. <text:s/>Un dialogue s’engage entre lalouve et Ny à la manière d'un Arrival.</text:span></text:p>
      <text:p text:style-name="P6"/>
      <text:p text:style-name="P9">Ax abat le drone. Il est habile de ses mains et porte une haine farouche de se genre de mouchard. Du haut de la tour de gaie, où il suspend les restes du drone il aperception Lalouve et Merle rentrer de détention. Avec Esther, il porte Merle dans la grande salle de L'Hordeaux où les deux vieilles s'efforce de la remettre sur pieds. Ax a vu beaucoup de luttes pour son jeune âge. Il connaît beaucoup des écrits et des narras de Lalouve. Il aime aussi les deux vielles avec qui il a sympathisé comme beaucoup de monde dans le camp d'ailleurs. La mort de Lalouve et les tensions attisées par courtecuisse le place au centre du jeux de pouvoir à l'Hordeaux. Certains veulent se disperser, multiplier les luttes et purger héritage de lalouve. In extremis ces amis le pousse à se lancer dans la course à la tête de la révolte. Il y a cette passe <text:soft-page-break/>d'armes ( des mots ) ( le fight club anarchiste ) où il remporte une victoire et tourne son regard vers la centrale.</text:p>
      <text:p text:style-name="P9"/>
      <text:p text:style-name="P9"><text:s/></text:p>
      <text:p text:style-name="P7">Ax c'est le monde ou rien. Il est un habitué des luttes, soulèvements. Proche de lalouve par la pensée, par les textes ( il en fait des copies, les diffuses ) il se lie d'amitié avec Esther et Merle bien sûr mais également avec toute une bande aux Hourdeaux:les deux vielles, le gars de la vigie, le mec de Merle … </text:p>
      <text:p text:style-name="P7">à la mort de lalouve, les tensions apparèssent chez les filleurs et dans les camps voisins pour prendre sa succession et choisir la direction à donner au mouvement. Ax ne veux rien laisser à Courtecuisse. Il il y a une prise de pouvoir à un moment et il se lance dans l'arreine ( le fight club du style révolutionnaire ) pour défendre l'héritage de lalouve et unifie les camps. Avant de se lancer à l'asseaux de la centrale. Il se penche dans les écrits de Lalouve et comprend qu'un seul point ne saurait faire basculer le jeux tout entier. <text:span text:style-name="T6">Mais il choisit d'embrasser le rôle du combatant quitte à prendre de plain fouet la furreur de courtecuisse. </text:span></text:p>
      <text:p text:style-name="P8">L'assaut est lancé. Plusieurs générateurs tombent. Des prisonniers sont libérés. Ax bléssé s'effondre. Trahit ?</text:p>
      <text:p text:style-name="P8"/>
      <text:p text:style-name="P8"/>
      <text:p text:style-name="P8"/>
      <text:p text:style-name="P11">Aux Hordeaux, il y a la meute de Lalouve. Ses militants et militantes, guerriers de l'alter et des marges. Le vieille atelier anarchiste s'est éveillé un matin, emplit de groupes et de solitaires ayant répondu à l'appel de Lalouve et prêt à en découvre avec les réacteurs.</text:p>
      <text:p text:style-name="P11">Parmi la meute, il y a les fileuses (dont il y a toujours eu une ou deux résidentes à l'année aux Hordeaux) <text:span text:style-name="T7">qui tissent une trâme dans la ville et en manif nouant des liens entre personnes n'y étant pas forcément destinées.</text:span></text:p>
      <text:p text:style-name="P12">Il y a toujours eu une meute à l'Hordeaux. Esther est une fileuse. Merle une soliste. Alex un écrivant. Car la première des libertés est celles d'écrire sa propre réalité disent les écrivants. </text:p>
      <text:p text:style-name="P13">Les fileuses ont des bobines de fils accrochées à leur ceinture, à leur veston. Quand elles passent à l'action ( en manif si c'est une force coordonnée ou dans la rue, à la banque dans les files d'attentes ) elles nouent entre deux êtres un fil synaptique tissé en crin de <text:span text:style-name="T8">yack ou en poil d'ours qui les relie directement d'esprit à esprit le temps que la connexion entre eux reste vive. ( Il faut brancher une petite génératrice synaptique à l'un des points du maillage pour propager l'impulsion synaptique à d'autres ). C'est à la portée de tout le monde de fabriquer l'une de ses bobines. Les plans sont en libre accès sur le web. Mais les impulsions synaptiques peuvent avoir tendance à engendrer une forme de dépendance à la connexion. À l'autre. Et si Esther, perd sa jambe, si un élément de métal la ralentit, si elle rencontre quelqu'un à qui elle ne peut se connecter. </text:span></text:p>
      <text:p text:style-name="P13"><text:span text:style-name="T8">Esther s'est fait la spécialité, comme elle est la plus rapide, de relier des flics entre eux. Ce qui a le plus tendance à les désorienter. </text:span></text:p>
      <text:p text:style-name="P13"><text:span text:style-name="T8">Les solistes sont des solitaires qui vont de luttes en luttes portés par le vent de la révolte, ils s'agrègent à des meutes en fonction des aléas et des circonstances. Merle est une soliste. Une libérée.</text:span></text:p>
      <text:p text:style-name="P14"><text:span text:style-name="T8">Alex est un écrivant, il revendique sont droit à l'écriture, à l'enregistrement. Il a en partie fabriqué ce qu'est Lalouve en collectant ses discours, ses écrits, ses pensées et en les disposant à la portée de tous. Arrivera le jour où sa « créature » disparaîtra et où il devra assumer ce qu'il a écrit avant que d'autres n'écrivent une nouvelle réalité, un nouvelle espace à ouvrir.</text:span></text:p>
      <text:p text:style-name="P14"><text:span text:style-name="T9">Aux Hordeaux, <text:s/>la meute est dominée par l'esprit et les mots de Lalouve. Mais elle n'est pas aimé de tous. Ces méthodes lors de la précédente fermeture du réacteur ont été jugé clivante et borderligne par certain. Elle avait fait en sorte, oui que le réacteur soit fermé, mais au prix de nombreuses pertes chez les travailleurs ( Ohm en premier plan ) qu'elle avait aidé à se rebeller. Or aujourd'hui les derniers travailleurs sont chassés et traqués dans les boits à tenant au réacteur. <text:s text:c="3"/></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22:44:24.803162654</meta:creation-date>
    <dc:date>2017-10-09T22:50:44.504717065</dc:date>
    <meta:editing-duration>PT10M10S</meta:editing-duration>
    <meta:editing-cycles>6</meta:editing-cycles>
    <meta:generator>LibreOffice/4.2.8.2$Linux_X86_64 LibreOffice_project/420m0$Build-2</meta:generator>
    <meta:document-statistic meta:table-count="0" meta:image-count="0" meta:object-count="0" meta:page-count="2" meta:paragraph-count="28" meta:word-count="1409" meta:character-count="7898" meta:non-whitespace-character-count="6490"/>
  </office:meta>
</office:document-meta>
</file>